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bf0201"/>
    </style:style>
    <style:style style:name="P18" style:family="paragraph" style:parent-style-name="Standard">
      <style:text-properties officeooo:rsid="00e33af8" officeooo:paragraph-rsid="01ce60aa"/>
    </style:style>
    <style:style style:name="P19" style:family="paragraph" style:parent-style-name="Standard">
      <style:text-properties officeooo:rsid="00462bf3" officeooo:paragraph-rsid="00462bf3"/>
    </style:style>
    <style:style style:name="P20" style:family="paragraph" style:parent-style-name="Standard">
      <style:text-properties officeooo:rsid="01240beb" officeooo:paragraph-rsid="01240beb"/>
    </style:style>
    <style:style style:name="P21" style:family="paragraph" style:parent-style-name="Standard">
      <style:text-properties officeooo:rsid="0134126d" officeooo:paragraph-rsid="0134126d"/>
    </style:style>
    <style:style style:name="P22" style:family="paragraph" style:parent-style-name="Standard">
      <style:text-properties officeooo:rsid="0134126d" officeooo:paragraph-rsid="01546aa4"/>
    </style:style>
    <style:style style:name="P23" style:family="paragraph" style:parent-style-name="Standard">
      <style:paragraph-properties fo:text-align="center" style:justify-single-word="false"/>
      <style:text-properties fo:font-weight="bold" officeooo:rsid="01cb2225" officeooo:paragraph-rsid="01cb2225" style:font-weight-asian="bold" style:font-weight-complex="bold"/>
    </style:style>
    <style:style style:name="P24" style:family="paragraph" style:parent-style-name="Standard">
      <style:text-properties officeooo:rsid="01ce60aa" officeooo:paragraph-rsid="0244e6ae"/>
    </style:style>
    <style:style style:name="P25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29" style:family="paragraph" style:parent-style-name="Standard" style:list-style-name="L1">
      <style:text-properties officeooo:rsid="023c4cc4" officeooo:paragraph-rsid="0243b736"/>
    </style:style>
    <style:style style:name="P30" style:family="paragraph" style:parent-style-name="Standard" style:list-style-name="L4">
      <style:text-properties officeooo:rsid="023c4cc4" officeooo:paragraph-rsid="02658871"/>
    </style:style>
    <style:style style:name="P31" style:family="paragraph" style:parent-style-name="Standard" style:list-style-name="L5">
      <style:text-properties officeooo:rsid="023c4cc4" officeooo:paragraph-rsid="02428dbe"/>
    </style:style>
    <style:style style:name="P32" style:family="paragraph" style:parent-style-name="Standard" style:list-style-name="L6">
      <style:text-properties officeooo:rsid="023c4cc4" officeooo:paragraph-rsid="023c4cc4"/>
    </style:style>
    <style:style style:name="P33" style:family="paragraph" style:parent-style-name="Standard" style:list-style-name="L1">
      <style:text-properties officeooo:rsid="01d034a1" officeooo:paragraph-rsid="02428dbe"/>
    </style:style>
    <style:style style:name="P34" style:family="paragraph" style:parent-style-name="Standard" style:list-style-name="L2">
      <style:text-properties officeooo:paragraph-rsid="026848d8"/>
    </style:style>
    <style:style style:name="P35" style:family="paragraph" style:parent-style-name="Standard" style:list-style-name="L2">
      <style:text-properties officeooo:paragraph-rsid="026af92a"/>
    </style:style>
    <style:style style:name="P36" style:family="paragraph" style:parent-style-name="Standard" style:list-style-name="L2">
      <style:text-properties officeooo:paragraph-rsid="026b8ee0"/>
    </style:style>
    <style:style style:name="P37" style:family="paragraph" style:parent-style-name="Standard" style:list-style-name="L2">
      <style:text-properties officeooo:rsid="02658871" officeooo:paragraph-rsid="02658871"/>
    </style:style>
    <style:style style:name="P38" style:family="paragraph" style:parent-style-name="Standard" style:list-style-name="L2">
      <style:text-properties fo:font-weight="bold" officeooo:rsid="0268d527" officeooo:paragraph-rsid="0268d527" style:font-weight-asian="bold" style:font-weight-complex="bold"/>
    </style:style>
    <style:style style:name="P39" style:family="paragraph" style:parent-style-name="Standard" style:list-style-name="L2">
      <style:text-properties fo:font-weight="bold" officeooo:rsid="0268d527" officeooo:paragraph-rsid="026978aa" style:font-weight-asian="bold" style:font-weight-complex="bold"/>
    </style:style>
    <style:style style:name="P40" style:family="paragraph" style:parent-style-name="Standard" style:list-style-name="L3">
      <style:text-properties officeooo:rsid="008140de" officeooo:paragraph-rsid="00d8f386"/>
    </style:style>
    <style:style style:name="P41" style:family="paragraph" style:parent-style-name="Standard" style:list-style-name="L3">
      <style:text-properties officeooo:rsid="00c530ef" officeooo:paragraph-rsid="00c530ef"/>
    </style:style>
    <style:style style:name="P42" style:family="paragraph" style:parent-style-name="Standard" style:list-style-name="L3">
      <style:text-properties officeooo:rsid="00b59dbd" officeooo:paragraph-rsid="00c504b5"/>
    </style:style>
    <style:style style:name="P43" style:family="paragraph" style:parent-style-name="Standard" style:list-style-name="L5">
      <style:text-properties officeooo:rsid="02479e6e" officeooo:paragraph-rsid="02479e6e"/>
    </style:style>
    <style:style style:name="P44" style:family="paragraph" style:parent-style-name="Standard" style:list-style-name="L5">
      <style:text-properties officeooo:rsid="024829bf" officeooo:paragraph-rsid="024829bf"/>
    </style:style>
    <style:style style:name="P45" style:family="paragraph" style:parent-style-name="Standard" style:list-style-name="L5">
      <style:text-properties officeooo:rsid="0243b736" officeooo:paragraph-rsid="0243b736"/>
    </style:style>
    <style:style style:name="P46" style:family="paragraph" style:parent-style-name="Standard" style:list-style-name="L3">
      <style:text-properties officeooo:rsid="00d07f2c" officeooo:paragraph-rsid="00d07f2c"/>
    </style:style>
    <style:style style:name="P47" style:family="paragraph" style:parent-style-name="Standard" style:list-style-name="L7">
      <style:text-properties officeooo:rsid="020ee25e" officeooo:paragraph-rsid="020ee25e"/>
    </style:style>
    <style:style style:name="P48" style:family="paragraph" style:parent-style-name="Standard" style:list-style-name="L3">
      <style:text-properties officeooo:rsid="00dccbd5" officeooo:paragraph-rsid="00dccbd5"/>
    </style:style>
    <style:style style:name="P49" style:family="paragraph" style:parent-style-name="Standard" style:list-style-name="L8">
      <style:text-properties officeooo:rsid="01279158" officeooo:paragraph-rsid="01279158"/>
    </style:style>
    <style:style style:name="P50" style:family="paragraph" style:parent-style-name="Standard" style:list-style-name="L3">
      <style:text-properties officeooo:rsid="01053643" officeooo:paragraph-rsid="01053643"/>
    </style:style>
    <style:style style:name="P51" style:family="paragraph" style:parent-style-name="Standard" style:list-style-name="L9">
      <style:text-properties officeooo:rsid="0268d527" officeooo:paragraph-rsid="0268d527"/>
    </style:style>
    <style:style style:name="P52" style:family="paragraph" style:parent-style-name="Standard" style:list-style-name="L9">
      <style:text-properties officeooo:rsid="01a44ce4" officeooo:paragraph-rsid="0246e58b"/>
    </style:style>
    <style:style style:name="P53" style:family="paragraph" style:parent-style-name="Standard" style:list-style-name="L9">
      <style:text-properties officeooo:rsid="0246e58b" officeooo:paragraph-rsid="0246e58b"/>
    </style:style>
    <style:style style:name="P54" style:family="paragraph" style:parent-style-name="Standard" style:list-style-name="L9">
      <style:text-properties officeooo:rsid="0249f7d8" officeooo:paragraph-rsid="0249f7d8"/>
    </style:style>
    <style:style style:name="P55" style:family="paragraph" style:parent-style-name="Standard">
      <style:text-properties officeooo:paragraph-rsid="02658871"/>
    </style:style>
    <style:style style:name="P56" style:family="paragraph" style:parent-style-name="Standard">
      <style:text-properties officeooo:rsid="00e33af8" officeooo:paragraph-rsid="01bf0201"/>
    </style:style>
    <style:style style:name="P57" style:family="paragraph" style:parent-style-name="Standard">
      <style:paragraph-properties fo:text-align="center" style:justify-single-word="false"/>
      <style:text-properties officeooo:paragraph-rsid="00b93b36"/>
    </style:style>
    <style:style style:name="T1" style:family="text">
      <style:text-properties officeooo:rsid="0019a9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a9d6" style:font-weight-asian="bold" style:font-weight-complex="bold"/>
    </style:style>
    <style:style style:name="T4" style:family="text">
      <style:text-properties fo:font-weight="bold" officeooo:rsid="01a7bd81" style:font-weight-asian="bold" style:font-weight-complex="bold"/>
    </style:style>
    <style:style style:name="T5" style:family="text">
      <style:text-properties fo:font-weight="bold" officeooo:rsid="024bece5" style:font-weight-asian="bold" style:font-weight-complex="bold"/>
    </style:style>
    <style:style style:name="T6" style:family="text">
      <style:text-properties fo:font-weight="bold" officeooo:rsid="02456060" style:font-weight-asian="bold" style:font-weight-complex="bold"/>
    </style:style>
    <style:style style:name="T7" style:family="text">
      <style:text-properties fo:font-weight="bold" officeooo:rsid="025a5e7a" style:font-weight-asian="bold" style:font-weight-complex="bold"/>
    </style:style>
    <style:style style:name="T8" style:family="text">
      <style:text-properties fo:font-weight="bold" officeooo:rsid="0244e6ae" style:font-weight-asian="bold" style:font-weight-complex="bold"/>
    </style:style>
    <style:style style:name="T9" style:family="text">
      <style:text-properties fo:font-weight="bold" officeooo:rsid="0110dcab" style:font-weight-asian="bold" style:font-weight-complex="bold"/>
    </style:style>
    <style:style style:name="T10" style:family="text">
      <style:text-properties fo:font-weight="bold" officeooo:rsid="01aa29cf" style:font-weight-asian="bold" style:font-weight-complex="bold"/>
    </style:style>
    <style:style style:name="T11" style:family="text">
      <style:text-properties fo:font-weight="bold" officeooo:rsid="0274dfac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a9d6" style:font-weight-asian="normal" style:font-weight-complex="normal"/>
    </style:style>
    <style:style style:name="T14" style:family="text">
      <style:text-properties fo:font-weight="normal" officeooo:rsid="00dccbd5" style:font-weight-asian="normal" style:font-weight-complex="normal"/>
    </style:style>
    <style:style style:name="T15" style:family="text">
      <style:text-properties fo:font-weight="normal" officeooo:rsid="024bece5" style:font-weight-asian="normal" style:font-weight-complex="normal"/>
    </style:style>
    <style:style style:name="T16" style:family="text">
      <style:text-properties fo:font-weight="normal" officeooo:rsid="0256adad" style:font-weight-asian="normal" style:font-weight-complex="normal"/>
    </style:style>
    <style:style style:name="T17" style:family="text">
      <style:text-properties fo:font-weight="normal" officeooo:rsid="025a5e7a" style:font-weight-asian="normal" style:font-weight-complex="normal"/>
    </style:style>
    <style:style style:name="T18" style:family="text">
      <style:text-properties fo:font-weight="normal" officeooo:rsid="02491224" style:font-weight-asian="normal" style:font-weight-complex="normal"/>
    </style:style>
    <style:style style:name="T19" style:family="text">
      <style:text-properties fo:font-weight="normal" officeooo:rsid="0244e6ae" style:font-weight-asian="normal" style:font-weight-complex="normal"/>
    </style:style>
    <style:style style:name="T20" style:family="text">
      <style:text-properties fo:font-weight="normal" officeooo:rsid="024b14e6" style:font-weight-asian="normal" style:font-weight-complex="normal"/>
    </style:style>
    <style:style style:name="T21" style:family="text">
      <style:text-properties fo:font-weight="normal" officeooo:rsid="0266faac" style:font-weight-asian="normal" style:font-weight-complex="normal"/>
    </style:style>
    <style:style style:name="T22" style:family="text">
      <style:text-properties fo:font-weight="normal" officeooo:rsid="026848d8" style:font-weight-asian="normal" style:font-weight-complex="normal"/>
    </style:style>
    <style:style style:name="T23" style:family="text">
      <style:text-properties fo:font-weight="normal" officeooo:rsid="026978aa" style:font-weight-asian="normal" style:font-weight-complex="normal"/>
    </style:style>
    <style:style style:name="T24" style:family="text">
      <style:text-properties fo:font-weight="normal" officeooo:rsid="024d716f" style:font-weight-asian="normal" style:font-weight-complex="normal"/>
    </style:style>
    <style:style style:name="T25" style:family="text">
      <style:text-properties fo:font-weight="normal" officeooo:rsid="026af92a" style:font-weight-asian="normal" style:font-weight-complex="normal"/>
    </style:style>
    <style:style style:name="T26" style:family="text">
      <style:text-properties fo:font-weight="normal" officeooo:rsid="026bd15c" style:font-weight-asian="normal" style:font-weight-complex="normal"/>
    </style:style>
    <style:style style:name="T27" style:family="text">
      <style:text-properties fo:font-weight="normal" officeooo:rsid="026dafac" style:font-weight-asian="normal" style:font-weight-complex="normal"/>
    </style:style>
    <style:style style:name="T28" style:family="text">
      <style:text-properties fo:font-weight="normal" officeooo:rsid="0270f316" style:font-weight-asian="normal" style:font-weight-complex="normal"/>
    </style:style>
    <style:style style:name="T29" style:family="text">
      <style:text-properties officeooo:rsid="00462bf3"/>
    </style:style>
    <style:style style:name="T30" style:family="text">
      <style:text-properties officeooo:rsid="004fdc42"/>
    </style:style>
    <style:style style:name="T31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33" style:family="text">
      <style:text-properties officeooo:rsid="0065f56d"/>
    </style:style>
    <style:style style:name="T34" style:family="text">
      <style:text-properties officeooo:rsid="006bd988"/>
    </style:style>
    <style:style style:name="T35" style:family="text">
      <style:text-properties officeooo:rsid="00162ac1"/>
    </style:style>
    <style:style style:name="T36" style:family="text">
      <style:text-properties officeooo:rsid="00825d4b"/>
    </style:style>
    <style:style style:name="T37" style:family="text">
      <style:text-properties style:text-line-through-style="solid" style:text-line-through-type="single" officeooo:rsid="00162ac1"/>
    </style:style>
    <style:style style:name="T38" style:family="text">
      <style:text-properties officeooo:rsid="01257549"/>
    </style:style>
    <style:style style:name="T39" style:family="text">
      <style:text-properties officeooo:rsid="01258356"/>
    </style:style>
    <style:style style:name="T40" style:family="text">
      <style:text-properties officeooo:rsid="0127388e"/>
    </style:style>
    <style:style style:name="T41" style:family="text">
      <style:text-properties officeooo:rsid="01a7bd81"/>
    </style:style>
    <style:style style:name="T42" style:family="text">
      <style:text-properties officeooo:rsid="01aa29cf"/>
    </style:style>
    <style:style style:name="T43" style:family="text">
      <style:text-properties officeooo:rsid="01bf0201"/>
    </style:style>
    <style:style style:name="T44" style:family="text">
      <style:text-properties officeooo:rsid="01ec3d61"/>
    </style:style>
    <style:style style:name="T45" style:family="text">
      <style:text-properties officeooo:rsid="0239a89d"/>
    </style:style>
    <style:style style:name="T46" style:family="text">
      <style:text-properties officeooo:rsid="023c4cc4"/>
    </style:style>
    <style:style style:name="T47" style:family="text">
      <style:text-properties style:font-name="OpenSymbol1" officeooo:rsid="02334855" style:font-name-asian="OpenSymbol1" style:font-name-complex="OpenSymbol1"/>
    </style:style>
    <style:style style:name="T48" style:family="text">
      <style:text-properties style:font-name="Liberation Serif" officeooo:rsid="023eeffb" style:font-name-asian="OpenSymbol1" style:font-name-complex="OpenSymbol1"/>
    </style:style>
    <style:style style:name="T49" style:family="text">
      <style:text-properties style:font-name="Liberation Serif" officeooo:rsid="02334855" style:font-name-asian="OpenSymbol1" style:font-name-complex="OpenSymbol1"/>
    </style:style>
    <style:style style:name="T50" style:family="text">
      <style:text-properties style:font-name="Liberation Serif" officeooo:rsid="023e758b" style:font-name-asian="OpenSymbol1" style:font-name-complex="OpenSymbol1"/>
    </style:style>
    <style:style style:name="T51" style:family="text">
      <style:text-properties style:font-name="Liberation Serif" officeooo:rsid="02428dbe" style:font-name-asian="OpenSymbol1" style:font-name-complex="OpenSymbol1"/>
    </style:style>
    <style:style style:name="T52" style:family="text">
      <style:text-properties officeooo:rsid="023e758b"/>
    </style:style>
    <style:style style:name="T53" style:family="text">
      <style:text-properties officeooo:rsid="02428dbe"/>
    </style:style>
    <style:style style:name="T54" style:family="text">
      <style:text-properties officeooo:rsid="0246e58b"/>
    </style:style>
    <style:style style:name="T55" style:family="text">
      <style:text-properties officeooo:rsid="02658871"/>
    </style:style>
    <style:style style:name="T56" style:family="text">
      <style:text-properties officeooo:rsid="02491224"/>
    </style:style>
    <style:style style:name="T57" style:family="text">
      <style:text-properties officeooo:rsid="026473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57"><text:span text:style-name="T9">v</text:span><text:span text:style-name="T10">2.1</text:span><text:span text:style-name="T11">0</text:span><text:span text:style-name="T10">.0</text:span></text:p>
      <text:p text:style-name="P23">2019-<text:span text:style-name="T44">12</text:span>-<text:span text:style-name="T45">27</text:span></text:p>
      <text:p text:style-name="P5">Each new version will commit this file to both document changes and include instructions for installation. <text:s/><text:span text:style-name="T1">Refer to the </text:span><text:span text:style-name="T3">Versioning How-to </text:span><text:span text:style-name="T14">below </text:span><text:span text:style-name="T13">for the sequence of commits/tags to make a version.</text:span></text:p>
      <text:p text:style-name="P1"/>
      <text:p text:style-name="P3">Changes:</text:p>
      <text:p text:style-name="P17"/>
      <text:p text:style-name="P24">STATE→init not being set in some modules with prerequisites (BB BC 37 B9 81 69):</text:p>
      <text:list xml:id="list3323652460" text:style-name="L1">
        <text:list-item>
          <text:p text:style-name="P33"><text:span text:style-name="T52">docs/StateMachine.odt </text:span><text:span text:style-name="T47"></text:span><text:span text:style-name="T49"> </text:span><text:span text:style-name="T47"><text:line-break/></text:span><text:span text:style-name="T48">person_edit.php</text:span><text:span text:style-name="T50"> </text:span><text:span text:style-name="T47"></text:span><text:span text:style-name="T49"> </text:span><text:span text:style-name="T48"><text:line-break/></text:span><text:span text:style-name="T51">subtask_edit</text:span><text:span text:style-name="T50"> </text:span><text:span text:style-name="T47"></text:span><text:span text:style-name="T49"> </text:span></text:p>
        </text:list-item>
      </text:list>
      <text:p text:style-name="P18"/>
      <text:p text:style-name="P55"><text:span text:style-name="T57">Refine load/reload for greeting and to include timeouts and evictions (29 D7 16 F0 47 3A):</text:span></text:p>
      <text:list xml:id="list1815846173" text:style-name="L2">
        <text:list-item>
          <text:p text:style-name="P37">create <text:span text:style-name="T2">lib/reload.php</text:span><text:span text:style-name="T12"> to handle reloads</text:span></text:p>
        </text:list-item>
        <text:list-item>
          <text:p text:style-name="P34"><text:span text:style-name="T8">index</text:span><text:span text:style-name="T19"> </text:span><text:span text:style-name="T20">starts tracking request time and saves s</text:span><text:span text:style-name="T21">tatus</text:span><text:span text:style-name="T20"> on reload</text:span></text:p>
        </text:list-item>
        <text:list-item>
          <text:p text:style-name="P34"><text:span text:style-name="T5">head</text:span><text:span text:style-name="T15"> s</text:span><text:span text:style-name="T16">ets </text:span><text:span text:style-name="T17">g</text:span><text:span text:style-name="T16">r</text:span><text:span text:style-name="T17">eeting </text:span><text:span text:style-name="T22">&amp; possible public message</text:span><text:span text:style-name="T16"> and reloads top on logout</text:span></text:p>
        </text:list-item>
        <text:list-item>
          <text:p text:style-name="P38">continue<text:span text:style-name="T12"> uses lib/reload in throw_the_bum_out(); </text:span><text:span text:style-name="T27">log the state ID</text:span></text:p>
        </text:list-item>
        <text:list-item>
          <text:p text:style-name="P39"><text:span text:style-name="T56">showtime</text:span><text:span text:style-name="T18"> loads head frame; </text:span><text:span text:style-name="T23">remove ref to _EVICTED</text:span></text:p>
        </text:list-item>
        <text:list-item>
          <text:p text:style-name="P35"><text:span text:style-name="T7">login</text:span><text:span text:style-name="T23"> reload</text:span><text:span text:style-name="T25">s</text:span><text:span text:style-name="T23"> head &amp; menu frames a</text:span><text:span text:style-name="T25">fter</text:span><text:span text:style-name="T23"> login OK; </text:span><text:span text:style-name="T24">logout reloads page</text:span></text:p>
        </text:list-item>
        <text:list-item>
          <text:p text:style-name="P36"><text:span text:style-name="T15">the butler (</text:span><text:span text:style-name="T6">pl.php</text:span><text:span text:style-name="T15">) restarts page if timeout detected </text:span><text:span text:style-name="T26">(r</text:span><text:span text:style-name="T28">eplace</text:span><text:span text:style-name="T26"> “Hello,world”)</text:span></text:p>
        </text:list-item>
      </text:list>
      <text:p text:style-name="P18"/>
      <text:p text:style-name="P13"><text:span text:style-name="T31">Installation instructions</text:span><text:span text:style-name="T32">:</text:span></text:p>
      <text:list xml:id="list1266679146" text:style-name="L3">
        <text:list-item>
          <text:p text:style-name="P40">version.php</text:p>
        </text:list-item>
        <text:list-item>
          <text:p text:style-name="P41">offline/lib/</text:p>
        </text:list-item>
      </text:list>
      <text:list xml:id="list1051219410" text:style-name="L4">
        <text:list-item>
          <text:list>
            <text:list-item>
              <text:p text:style-name="P30">r<text:span text:style-name="T55">eload.php</text:span></text:p>
            </text:list-item>
          </text:list>
        </text:list-item>
      </text:list>
      <text:list xml:id="list182708844135557" text:continue-list="list1266679146" text:style-name="L3">
        <text:list-item>
          <text:p text:style-name="P42">offline/main/</text:p>
        </text:list-item>
      </text:list>
      <text:list xml:id="list669860798" text:style-name="L5">
        <text:list-item>
          <text:list>
            <text:list-item>
              <text:p text:style-name="P43">service/head.php</text:p>
            </text:list-item>
            <text:list-item>
              <text:p text:style-name="P44">service/login.php</text:p>
            </text:list-item>
            <text:list-item>
              <text:p text:style-name="P31">p<text:span text:style-name="T53">erson_edit.php</text:span></text:p>
            </text:list-item>
            <text:list-item>
              <text:p text:style-name="P45">subtask_edit.php</text:p>
            </text:list-item>
          </text:list>
        </text:list-item>
      </text:list>
      <text:list xml:id="list182707263235415" text:continue-list="list182708844135557" text:style-name="L3">
        <text:list-item>
          <text:p text:style-name="P42">scripts</text:p>
        </text:list-item>
      </text:list>
      <text:list xml:id="list2200351789" text:style-name="L6">
        <text:list-item>
          <text:list>
            <text:list-item>
              <text:p text:style-name="P32">N/A</text:p>
            </text:list-item>
          </text:list>
        </text:list-item>
      </text:list>
      <text:list xml:id="list182708801961081" text:continue-list="list182707263235415" text:style-name="L3">
        <text:list-item>
          <text:p text:style-name="P46">DB</text:p>
        </text:list-item>
      </text:list>
      <text:list xml:id="list2228600243" text:style-name="L7">
        <text:list-item>
          <text:list>
            <text:list-item>
              <text:p text:style-name="P47">N/A</text:p>
            </text:list-item>
          </text:list>
        </text:list-item>
      </text:list>
      <text:list xml:id="list182708186102368" text:continue-list="list182708801961081" text:style-name="L3">
        <text:list-item>
          <text:p text:style-name="P48">Reports</text:p>
        </text:list-item>
      </text:list>
      <text:list xml:id="list4276358608" text:style-name="L8">
        <text:list-item>
          <text:list>
            <text:list-item>
              <text:p text:style-name="P49">N/A</text:p>
            </text:list-item>
          </text:list>
        </text:list-item>
      </text:list>
      <text:list xml:id="list182707876563718" text:continue-list="list182708186102368" text:style-name="L3">
        <text:list-item>
          <text:p text:style-name="P50">Other</text:p>
        </text:list-item>
      </text:list>
      <text:list xml:id="list121043118" text:style-name="L9">
        <text:list-item>
          <text:list>
            <text:list-item>
              <text:p text:style-name="P51">continue.php</text:p>
            </text:list-item>
            <text:list-item>
              <text:p text:style-name="P52">i<text:span text:style-name="T54">ndex.php</text:span></text:p>
            </text:list-item>
            <text:list-item>
              <text:p text:style-name="P53">pl.php</text:p>
            </text:list-item>
            <text:list-item>
              <text:p text:style-name="P54">showtime.php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0">For each group of changes, git add &lt;module&gt; <text:span text:style-name="T38">then</text:span></text:p>
      <text:p text:style-name="P26"><text:soft-page-break/>describe changes in docs/commitMsg then</text:p>
      <text:p text:style-name="P28">git commit -F docs/commitMsg (or -m &lt;message&gt;) then</text:p>
      <text:p text:style-name="P28">save the commit <text:span text:style-name="T39">SHA1 hash</text:span> in this doc</text:p>
      <text:p text:style-name="P16">Inspect with gitk, git log -<text:span text:style-name="T39">n &lt;how many to display&gt;</text:span>, git status</text:p>
      <text:p text:style-name="P19">Update <text:span text:style-name="T33">version # in this doc and</text:span> <text:span text:style-name="T34">version</text:span>.php:</text:p>
      <text:p text:style-name="P25">First level number <text:span text:style-name="T41">(</text:span><text:span text:style-name="T4">N</text:span><text:span text:style-name="T41">)</text:span> is for a major architectural change;</text:p>
      <text:p text:style-name="P27">Second level <text:span text:style-name="T41">(</text:span><text:span text:style-name="T4">n</text:span><text:span text:style-name="T41">)</text:span> indicates new functionality;</text:p>
      <text:p text:style-name="P27">Third level <text:span text:style-name="T41">(</text:span><text:span text:style-name="T4">i</text:span><text:span text:style-name="T41">) will be just minor fixes/functions.</text:span></text:p>
      <text:p text:style-name="P9">Commit this doc <text:span text:style-name="T40">(save it first) &amp; version.php (git commit -m vx.x.x)</text:span></text:p>
      <text:p text:style-name="P6">Tag with version id <text:span text:style-name="T30">(git tag -m “Version x.x.x” -a vx.x.x &lt;hash of this doc/version commit&gt;)</text:span></text:p>
      <text:p text:style-name="P14">(git stash save)</text:p>
      <text:p text:style-name="P7">Checkout master <text:span text:style-name="T35">(git checkout master)</text:span></text:p>
      <text:p text:style-name="P7">Merge dev <text:span text:style-name="T35">(git merge dev)</text:span></text:p>
      <text:p text:style-name="P7">Push to origin <text:span text:style-name="T37">(git push origin(see .git/config))</text:span><text:span text:style-name="T35"> <text:s/>(git push –tags origin master - that’s 2 dashes on ‘tag’)</text:span></text:p>
      <text:p text:style-name="P7">Checkout dev <text:span text:style-name="T36">(git checkout dev)</text:span></text:p>
      <text:p text:style-name="P14">(git stash pop)</text:p>
      <text:p text:style-name="P11">Save a copy <text:span text:style-name="T29">of this doc &amp; version.php</text:span> in each user library</text:p>
      <text:p text:style-name="P21">Save versioned directories</text:p>
      <text:p text:style-name="P8">Start re-doing this doc</text:p>
      <text:p text:style-name="P22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01T17:39:28.758243010</meta:creation-date>
    <dc:date>2019-12-27T18:27:06.844516364</dc:date>
    <meta:editing-duration>P13DT18H43M37S</meta:editing-duration>
    <meta:editing-cycles>475</meta:editing-cycles>
    <meta:generator>LibreOffice/6.3.3.2$Linux_X86_64 LibreOffice_project/30$Build-2</meta:generator>
    <meta:print-date>2017-08-31T14:33:30.997374882</meta:print-date>
    <meta:document-statistic meta:table-count="0" meta:image-count="0" meta:object-count="0" meta:page-count="2" meta:paragraph-count="56" meta:word-count="349" meta:character-count="2092" meta:non-whitespace-character-count="1821"/>
  </office:meta>
</office:document-meta>
</file>